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delta:tracked-changes>
        <delta:change-transaction delta:change-id="ct1">
          <delta:change-info>
            <dc:creator>John Smith</dc:creator>
            <dc:date>2010-06-21T11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imple Text Deletion</text:h>
      <text:p text:style-name="Text_20_body">In this example, the text between the square brackets will be deleted. [<delta:removed-content delta:removal-change-idref="ct1">This will be deleted</delta:removed-content>] No other changes will be ma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17T17:22:40</meta:creation-date>
    <dc:date>2010-06-17T17:28:54</dc:date>
    <dc:creator>Tristan Mitchell</dc:creator>
    <meta:editing-duration>PT00H04M26S</meta:editing-duration>
    <meta:editing-cycles>1</meta:editing-cycles>
    <meta:generator>OpenOffice.org/3.2$Unix OpenOffice.org_project/320m18$Build-9502</meta:generator>
    <meta:document-statistic meta:table-count="0" meta:image-count="0" meta:object-count="0" meta:page-count="1" meta:paragraph-count="2" meta:word-count="25" meta:character-count="144"/>
  </office:meta>
</office:document-meta>
</file>